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D000000DD0BCC5D00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F000000DF9891131A.svm" manifest:media-type=""/>
  <manifest:file-entry manifest:full-path="Object 3/Pictures/2000000D000000DF000000DFD0C020AA.svm" manifest:media-type=""/>
  <manifest:file-entry manifest:full-path="Object 3/Pictures/2000000D000000DF000000DF1D5E7D36.svm" manifest:media-type=""/>
  <manifest:file-entry manifest:full-path="Object 3/Pictures/2000000D000000DF000000DF9D049252.svm" manifest:media-type=""/>
  <manifest:file-entry manifest:full-path="Object 3/Pictures/2000000D000000DD000000DD0BCC5D0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in" svg:height="5in" svg:x="3.7213in" svg:y="1.7331in">
            <draw:object draw:notify-on-update-of-ranges="Sheet1.A9:Sheet1.A15 Sheet1.D9:Sheet1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in" svg:height="5in" svg:x="4.4992in" svg:y="0.0181in">
            <draw:object draw:notify-on-update-of-ranges="Sheet1.A2:Sheet1.A8 Sheet1.C2:Sheet1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885" calcext:value-type="float">
            <text:p>0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5167" calcext:value-type="float">
            <text:p>1.5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7606" calcext:value-type="float">
            <text:p>7.7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0.4877003" calcext:value-type="float">
            <text:p>50.487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63.8639954" calcext:value-type="float">
            <text:p>363.8639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851.813086" calcext:value-type="float">
            <text:p>2851.81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0866204162537" calcext:value-type="float">
            <text:p>0.0866204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325400406046" calcext:value-type="float">
            <text:p>0.3254004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.4054" calcext:value-type="float">
            <text:p>3.4054</text:p>
          </table:table-cell>
          <table:table-cell office:value-type="float" office:value="0.445380865684" calcext:value-type="float">
            <text:p>0.44538086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.1786" calcext:value-type="float">
            <text:p>21.1786</text:p>
          </table:table-cell>
          <table:table-cell office:value-type="float" office:value="0.366435930609" calcext:value-type="float">
            <text:p>0.36643593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8.8088997" calcext:value-type="float">
            <text:p>68.8088997</text:p>
          </table:table-cell>
          <table:table-cell office:value-type="float" office:value="0.733737939716" calcext:value-type="float">
            <text:p>0.73373793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5.3975983" calcext:value-type="float">
            <text:p>455.3975983</text:p>
          </table:table-cell>
          <table:table-cell office:value-type="float" office:value="0.799002886177" calcext:value-type="float">
            <text:p>0.79900288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18.3596924" calcext:value-type="float">
            <text:p>3518.3596924</text:p>
          </table:table-cell>
          <table:table-cell office:value-type="float" office:value="0.810551886483" calcext:value-type="float">
            <text:p>0.8105518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903" calcext:value-type="float">
            <text:p>0.903</text:p>
          </table:table-cell>
          <table:table-cell office:value-type="float" office:value="0.0483942414175" calcext:value-type="float">
            <text:p>0.04839424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3039" calcext:value-type="float">
            <text:p>1.3039</text:p>
          </table:table-cell>
          <table:table-cell office:value-type="float" office:value="0.221259299026" calcext:value-type="float">
            <text:p>0.221259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8475" calcext:value-type="float">
            <text:p>2.8475</text:p>
          </table:table-cell>
          <table:table-cell office:value-type="float" office:value="0.532642669008" calcext:value-type="float">
            <text:p>0.532642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.5464" calcext:value-type="float">
            <text:p>12.5464</text:p>
          </table:table-cell>
          <table:table-cell office:value-type="float" office:value="0.618551935216" calcext:value-type="float">
            <text:p>0.61855193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8.7966" calcext:value-type="float">
            <text:p>48.7966</text:p>
          </table:table-cell>
          <table:table-cell office:value-type="float" office:value="1.03465610924" calcext:value-type="float">
            <text:p>1.03465610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252.5742996" calcext:value-type="float">
            <text:p>252.5742996</text:p>
          </table:table-cell>
          <table:table-cell office:value-type="float" office:value="1.44062161501" calcext:value-type="float">
            <text:p>1.4406216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798.2916992" calcext:value-type="float">
            <text:p>1798.2916992</text:p>
          </table:table-cell>
          <table:table-cell office:value-type="float" office:value="1.58584565967" calcext:value-type="float">
            <text:p>1.5858456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3619" calcext:value-type="float">
            <text:p>1.3619</text:p>
          </table:table-cell>
          <table:table-cell office:value-type="float" office:value="0.0320875247816" calcext:value-type="float">
            <text:p>0.0320875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170055997642" calcext:value-type="float">
            <text:p>0.1700559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6456" calcext:value-type="float">
            <text:p>2.6456</text:p>
          </table:table-cell>
          <table:table-cell office:value-type="float" office:value="0.573291502873" calcext:value-type="float">
            <text:p>0.5732915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.027" calcext:value-type="float">
            <text:p>8.027</text:p>
          </table:table-cell>
          <table:table-cell office:value-type="float" office:value="0.966812009468" calcext:value-type="float">
            <text:p>0.9668120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4.7504002" calcext:value-type="float">
            <text:p>44.7504002</text:p>
          </table:table-cell>
          <table:table-cell office:value-type="float" office:value="1.12820667691" calcext:value-type="float">
            <text:p>1.12820667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60.0239014" calcext:value-type="float">
            <text:p>160.0239014</text:p>
          </table:table-cell>
          <table:table-cell office:value-type="float" office:value="2.27381030094" calcext:value-type="float">
            <text:p>2.27381030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84.5036012" calcext:value-type="float">
            <text:p>984.5036012</text:p>
          </table:table-cell>
          <table:table-cell office:value-type="float" office:value="2.89670152808" calcext:value-type="float">
            <text:p>2.89670152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4971" calcext:value-type="float">
            <text:p>2.4971</text:p>
          </table:table-cell>
          <table:table-cell office:value-type="float" office:value="0.0175003003484" calcext:value-type="float">
            <text:p>0.0175003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7325" calcext:value-type="float">
            <text:p>3.7325</text:p>
          </table:table-cell>
          <table:table-cell office:value-type="float" office:value="0.077294038848" calcext:value-type="float">
            <text:p>0.07729403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.3786" calcext:value-type="float">
            <text:p>4.3786</text:p>
          </table:table-cell>
          <table:table-cell office:value-type="float" office:value="0.34638925684" calcext:value-type="float">
            <text:p>0.34638925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.6316" calcext:value-type="float">
            <text:p>7.6316</text:p>
          </table:table-cell>
          <table:table-cell office:value-type="float" office:value="1.01690340165" calcext:value-type="float">
            <text:p>1.01690340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3.0996003" calcext:value-type="float">
            <text:p>33.0996003</text:p>
          </table:table-cell>
          <table:table-cell office:value-type="float" office:value="1.52532658529" calcext:value-type="float">
            <text:p>1.525326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8.399501" calcext:value-type="float">
            <text:p>168.399501</text:p>
          </table:table-cell>
          <table:table-cell office:value-type="float" office:value="2.16071896436" calcext:value-type="float">
            <text:p>2.16071896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713.1292971" calcext:value-type="float">
            <text:p>713.1292971</text:p>
          </table:table-cell>
          <table:table-cell office:value-type="float" office:value="3.99901265815" calcext:value-type="float">
            <text:p>3.999012658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.7162" calcext:value-type="float">
            <text:p>4.7162</text:p>
          </table:table-cell>
          <table:table-cell office:value-type="float" office:value="0.00926593443874" calcext:value-type="float">
            <text:p>0.00926593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738" calcext:value-type="float">
            <text:p>7.738</text:p>
          </table:table-cell>
          <table:table-cell office:value-type="float" office:value="0.0372835357974" calcext:value-type="float">
            <text:p>0.03728353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.5529" calcext:value-type="float">
            <text:p>13.5529</text:p>
          </table:table-cell>
          <table:table-cell office:value-type="float" office:value="0.111909628198" calcext:value-type="float">
            <text:p>0.1119096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4.1996" calcext:value-type="float">
            <text:p>24.1996</text:p>
          </table:table-cell>
          <table:table-cell office:value-type="float" office:value="0.320691251095" calcext:value-type="float">
            <text:p>0.3206912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9.0612999" calcext:value-type="float">
            <text:p>59.0612999</text:p>
          </table:table-cell>
          <table:table-cell office:value-type="float" office:value="0.854835575673" calcext:value-type="float">
            <text:p>0.85483557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0.804799" calcext:value-type="float">
            <text:p>200.804799</text:p>
          </table:table-cell>
          <table:table-cell office:value-type="float" office:value="1.81202838384" calcext:value-type="float">
            <text:p>1.81202838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51.1606965" calcext:value-type="float">
            <text:p>751.1606965</text:p>
          </table:table-cell>
          <table:table-cell office:value-type="float" office:value="3.79654193741" calcext:value-type="float">
            <text:p>3.796541937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5.7682" calcext:value-type="float">
            <text:p>15.7682</text:p>
          </table:table-cell>
          <table:table-cell office:value-type="float" office:value="0.0182963179057" calcext:value-type="float">
            <text:p>0.0182963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7.5462999" calcext:value-type="float">
            <text:p>27.5462999</text:p>
          </table:table-cell>
          <table:table-cell office:value-type="float" office:value="0.0550600264103" calcext:value-type="float">
            <text:p>0.0550600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5.5944996" calcext:value-type="float">
            <text:p>55.5944996</text:p>
          </table:table-cell>
          <table:table-cell office:value-type="float" office:value="0.13959294635" calcext:value-type="float">
            <text:p>0.13959294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4.7287003" calcext:value-type="float">
            <text:p>124.7287003</text:p>
          </table:table-cell>
          <table:table-cell office:value-type="float" office:value="0.404780136236" calcext:value-type="float">
            <text:p>0.40478013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21.3055999" calcext:value-type="float">
            <text:p>321.3055999</text:p>
          </table:table-cell>
          <table:table-cell office:value-type="float" office:value="1.13245457133" calcext:value-type="float">
            <text:p>1.13245457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53.8570923" calcext:value-type="float">
            <text:p>1353.8570923</text:p>
          </table:table-cell>
          <table:table-cell office:value-type="float" office:value="2.10643582858" calcext:value-type="float">
            <text:p>2.106435828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6.6548008" calcext:value-type="float">
            <text:p>56.6548008</text:p>
          </table:table-cell>
          <table:table-cell office:value-type="float" office:value="0.0267708998811" calcext:value-type="float">
            <text:p>0.0267708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2.0305991" calcext:value-type="float">
            <text:p>112.0305991</text:p>
          </table:table-cell>
          <table:table-cell office:value-type="float" office:value="0.0692721458454" calcext:value-type="float">
            <text:p>0.06927214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30.3582976" calcext:value-type="float">
            <text:p>230.3582976</text:p>
          </table:table-cell>
          <table:table-cell office:value-type="float" office:value="0.21917031349" calcext:value-type="float">
            <text:p>0.21917031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60.350708" calcext:value-type="float">
            <text:p>560.350708</text:p>
          </table:table-cell>
          <table:table-cell office:value-type="float" office:value="0.649350469635" calcext:value-type="float">
            <text:p>0.64935046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716.8726074" calcext:value-type="float">
            <text:p>1716.8726074</text:p>
          </table:table-cell>
          <table:table-cell office:value-type="float" office:value="1.66105107258" calcext:value-type="float">
            <text:p>1.6610510726</text:p>
          </table:table-cell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8in" svg:height="5in" svg:x="3.2776in" svg:y="7.7701in">
            <draw:object draw:notify-on-update-of-ranges="Sheet2.B47:Sheet2.B54 Sheet2.A47:Sheet2.A47 Sheet2.D47:Sheet2.D54 Sheet2.A39:Sheet2.A39 Sheet2.D39:Sheet2.D46 Sheet2.B39:Sheet2.B46 Sheet2.A31:Sheet2.A31 Sheet2.D31:Sheet2.D38 Sheet2.B31:Sheet2.B38 Sheet2.A23:Sheet2.A23 Sheet2.D23:Sheet2.D30 Sheet2.B23:Sheet2.B30 Sheet2.A15:Sheet2.A15 Sheet2.D15:Sheet2.D22 Sheet2.B15:Sheet2.B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0866204162537" calcext:value-type="float">
            <text:p>0.0866204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903" calcext:value-type="float">
            <text:p>0.903</text:p>
          </table:table-cell>
          <table:table-cell office:value-type="float" office:value="0.0483942414175" calcext:value-type="float">
            <text:p>0.04839424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3619" calcext:value-type="float">
            <text:p>1.3619</text:p>
          </table:table-cell>
          <table:table-cell office:value-type="float" office:value="0.0320875247816" calcext:value-type="float">
            <text:p>0.0320875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4971" calcext:value-type="float">
            <text:p>2.4971</text:p>
          </table:table-cell>
          <table:table-cell office:value-type="float" office:value="0.0175003003484" calcext:value-type="float">
            <text:p>0.017500300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.7162" calcext:value-type="float">
            <text:p>4.7162</text:p>
          </table:table-cell>
          <table:table-cell office:value-type="float" office:value="0.00926593443874" calcext:value-type="float">
            <text:p>0.00926593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885" calcext:value-type="float">
            <text:p>0.2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325400406046" calcext:value-type="float">
            <text:p>0.3254004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3039" calcext:value-type="float">
            <text:p>1.3039</text:p>
          </table:table-cell>
          <table:table-cell office:value-type="float" office:value="0.221259299026" calcext:value-type="float">
            <text:p>0.221259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170055997642" calcext:value-type="float">
            <text:p>0.1700559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7325" calcext:value-type="float">
            <text:p>3.7325</text:p>
          </table:table-cell>
          <table:table-cell office:value-type="float" office:value="0.077294038848" calcext:value-type="float">
            <text:p>0.0772940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738" calcext:value-type="float">
            <text:p>7.738</text:p>
          </table:table-cell>
          <table:table-cell office:value-type="float" office:value="0.0372835357974" calcext:value-type="float">
            <text:p>0.037283535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5.7682" calcext:value-type="float">
            <text:p>15.7682</text:p>
          </table:table-cell>
          <table:table-cell office:value-type="float" office:value="0.0182963179057" calcext:value-type="float">
            <text:p>0.0182963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5167" calcext:value-type="float">
            <text:p>1.5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.4054" calcext:value-type="float">
            <text:p>3.4054</text:p>
          </table:table-cell>
          <table:table-cell office:value-type="float" office:value="0.445380865684" calcext:value-type="float">
            <text:p>0.44538086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8475" calcext:value-type="float">
            <text:p>2.8475</text:p>
          </table:table-cell>
          <table:table-cell office:value-type="float" office:value="0.532642669008" calcext:value-type="float">
            <text:p>0.5326426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6456" calcext:value-type="float">
            <text:p>2.6456</text:p>
          </table:table-cell>
          <table:table-cell office:value-type="float" office:value="0.573291502873" calcext:value-type="float">
            <text:p>0.57329150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.3786" calcext:value-type="float">
            <text:p>4.3786</text:p>
          </table:table-cell>
          <table:table-cell office:value-type="float" office:value="0.34638925684" calcext:value-type="float">
            <text:p>0.34638925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.5529" calcext:value-type="float">
            <text:p>13.5529</text:p>
          </table:table-cell>
          <table:table-cell office:value-type="float" office:value="0.111909628198" calcext:value-type="float">
            <text:p>0.11190962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7.5462999" calcext:value-type="float">
            <text:p>27.5462999</text:p>
          </table:table-cell>
          <table:table-cell office:value-type="float" office:value="0.0550600264103" calcext:value-type="float">
            <text:p>0.0550600264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6.6548008" calcext:value-type="float">
            <text:p>56.6548008</text:p>
          </table:table-cell>
          <table:table-cell office:value-type="float" office:value="0.0267708998811" calcext:value-type="float">
            <text:p>0.0267708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7606" calcext:value-type="float">
            <text:p>7.7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.1786" calcext:value-type="float">
            <text:p>21.1786</text:p>
          </table:table-cell>
          <table:table-cell office:value-type="float" office:value="0.366435930609" calcext:value-type="float">
            <text:p>0.36643593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.5464" calcext:value-type="float">
            <text:p>12.5464</text:p>
          </table:table-cell>
          <table:table-cell office:value-type="float" office:value="0.618551935216" calcext:value-type="float">
            <text:p>0.6185519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.027" calcext:value-type="float">
            <text:p>8.027</text:p>
          </table:table-cell>
          <table:table-cell office:value-type="float" office:value="0.966812009468" calcext:value-type="float">
            <text:p>0.96681200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.6316" calcext:value-type="float">
            <text:p>7.6316</text:p>
          </table:table-cell>
          <table:table-cell office:value-type="float" office:value="1.01690340165" calcext:value-type="float">
            <text:p>1.0169034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4.1996" calcext:value-type="float">
            <text:p>24.1996</text:p>
          </table:table-cell>
          <table:table-cell office:value-type="float" office:value="0.320691251095" calcext:value-type="float">
            <text:p>0.32069125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5.5944996" calcext:value-type="float">
            <text:p>55.5944996</text:p>
          </table:table-cell>
          <table:table-cell office:value-type="float" office:value="0.13959294635" calcext:value-type="float">
            <text:p>0.1395929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2.0305991" calcext:value-type="float">
            <text:p>112.0305991</text:p>
          </table:table-cell>
          <table:table-cell office:value-type="float" office:value="0.0692721458454" calcext:value-type="float">
            <text:p>0.06927214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0.4877003" calcext:value-type="float">
            <text:p>50.487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8.8088997" calcext:value-type="float">
            <text:p>68.8088997</text:p>
          </table:table-cell>
          <table:table-cell office:value-type="float" office:value="0.733737939716" calcext:value-type="float">
            <text:p>0.73373793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8.7966" calcext:value-type="float">
            <text:p>48.7966</text:p>
          </table:table-cell>
          <table:table-cell office:value-type="float" office:value="1.03465610924" calcext:value-type="float">
            <text:p>1.03465610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4.7504002" calcext:value-type="float">
            <text:p>44.7504002</text:p>
          </table:table-cell>
          <table:table-cell office:value-type="float" office:value="1.12820667691" calcext:value-type="float">
            <text:p>1.12820667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3.0996003" calcext:value-type="float">
            <text:p>33.0996003</text:p>
          </table:table-cell>
          <table:table-cell office:value-type="float" office:value="1.52532658529" calcext:value-type="float">
            <text:p>1.52532658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9.0612999" calcext:value-type="float">
            <text:p>59.0612999</text:p>
          </table:table-cell>
          <table:table-cell office:value-type="float" office:value="0.854835575673" calcext:value-type="float">
            <text:p>0.85483557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4.7287003" calcext:value-type="float">
            <text:p>124.7287003</text:p>
          </table:table-cell>
          <table:table-cell office:value-type="float" office:value="0.404780136236" calcext:value-type="float">
            <text:p>0.40478013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30.3582976" calcext:value-type="float">
            <text:p>230.3582976</text:p>
          </table:table-cell>
          <table:table-cell office:value-type="float" office:value="0.21917031349" calcext:value-type="float">
            <text:p>0.21917031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63.8639954" calcext:value-type="float">
            <text:p>363.8639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5.3975983" calcext:value-type="float">
            <text:p>455.3975983</text:p>
          </table:table-cell>
          <table:table-cell office:value-type="float" office:value="0.799002886177" calcext:value-type="float">
            <text:p>0.79900288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252.5742996" calcext:value-type="float">
            <text:p>252.5742996</text:p>
          </table:table-cell>
          <table:table-cell office:value-type="float" office:value="1.44062161501" calcext:value-type="float">
            <text:p>1.4406216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60.0239014" calcext:value-type="float">
            <text:p>160.0239014</text:p>
          </table:table-cell>
          <table:table-cell office:value-type="float" office:value="2.27381030094" calcext:value-type="float">
            <text:p>2.27381030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8.399501" calcext:value-type="float">
            <text:p>168.399501</text:p>
          </table:table-cell>
          <table:table-cell office:value-type="float" office:value="2.16071896436" calcext:value-type="float">
            <text:p>2.16071896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0.804799" calcext:value-type="float">
            <text:p>200.804799</text:p>
          </table:table-cell>
          <table:table-cell office:value-type="float" office:value="1.81202838384" calcext:value-type="float">
            <text:p>1.81202838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21.3055999" calcext:value-type="float">
            <text:p>321.3055999</text:p>
          </table:table-cell>
          <table:table-cell office:value-type="float" office:value="1.13245457133" calcext:value-type="float">
            <text:p>1.13245457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60.350708" calcext:value-type="float">
            <text:p>560.350708</text:p>
          </table:table-cell>
          <table:table-cell office:value-type="float" office:value="0.649350469635" calcext:value-type="float">
            <text:p>0.64935046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851.813086" calcext:value-type="float">
            <text:p>2851.81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18.3596924" calcext:value-type="float">
            <text:p>3518.3596924</text:p>
          </table:table-cell>
          <table:table-cell office:value-type="float" office:value="0.810551886483" calcext:value-type="float">
            <text:p>0.8105518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798.2916992" calcext:value-type="float">
            <text:p>1798.2916992</text:p>
          </table:table-cell>
          <table:table-cell office:value-type="float" office:value="1.58584565967" calcext:value-type="float">
            <text:p>1.58584565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84.5036012" calcext:value-type="float">
            <text:p>984.5036012</text:p>
          </table:table-cell>
          <table:table-cell office:value-type="float" office:value="2.89670152808" calcext:value-type="float">
            <text:p>2.89670152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713.1292971" calcext:value-type="float">
            <text:p>713.1292971</text:p>
          </table:table-cell>
          <table:table-cell office:value-type="float" office:value="3.99901265815" calcext:value-type="float">
            <text:p>3.99901265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51.1606965" calcext:value-type="float">
            <text:p>751.1606965</text:p>
          </table:table-cell>
          <table:table-cell office:value-type="float" office:value="3.79654193741" calcext:value-type="float">
            <text:p>3.79654193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53.8570923" calcext:value-type="float">
            <text:p>1353.8570923</text:p>
          </table:table-cell>
          <table:table-cell office:value-type="float" office:value="2.10643582858" calcext:value-type="float">
            <text:p>2.10643582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716.8726074" calcext:value-type="float">
            <text:p>1716.8726074</text:p>
          </table:table-cell>
          <table:table-cell office:value-type="float" office:value="1.66105107258" calcext:value-type="float">
            <text:p>1.6610510726</text:p>
          </table:table-cell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heet2.A1:Sheet2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1-21T00:38:02.059243992</dc:date>
    <dc:creator>Minke Zhang</dc:creator>
    <meta:editing-duration>PT5H45M59S</meta:editing-duration>
    <meta:editing-cycles>7</meta:editing-cycles>
    <meta:document-statistic meta:table-count="2" meta:cell-count="4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0BCC5D00.svm" xlink:type="simple" xlink:actuate="onLoad"/>
      </style:chart-properties>
    </style:style>
    <style:style style:name="ch4" style:family="chart" style:data-style-name="N0">
      <style:chart-properties chart:display-label="true" chart:logarithmic="true" chart:minimum="2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scatter" chart:style-name="ch1">
        <chart:title svg:x="8.304cm" svg:y="0.39cm" chart:style-name="ch2">
          <text:p>Parallel Overhead</text:p>
        </chart:title>
        <chart:plot-area chart:style-name="ch3" table:cell-range-address="Sheet1.A9:Sheet1.A15 Sheet1.D9:Sheet1.D15" svg:x="1.417cm" svg:y="1.957cm" svg:width="18.092cm" svg:height="9.509cm">
          <chartooo:coordinate-region svg:x="2.144cm" svg:y="2.156cm" svg:width="16.993cm" svg:height="8.663cm"/>
          <chart:axis chart:dimension="x" chart:name="primary-x" chart:style-name="ch4">
            <chart:title svg:x="9.44cm" svg:y="11.72cm" chart:style-name="ch5">
              <text:p>array size (N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7.403cm" chart:style-name="ch8">
              <text:p>speedup</text:p>
            </chart:title>
            <chart:grid chart:style-name="ch6" chart:class="major"/>
          </chart:axis>
          <chart:series chart:style-name="ch9" chart:values-cell-range-address="Sheet1.D9:Sheet1.D15" chart:class="chart:scatter">
            <chart:domain table:cell-range-address="Sheet1.A9:Sheet1.A15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9:Sheet1.A15</svg:desc>
                </draw:g>
              </table:table-cell>
              <table:table-cell office:value-type="float" office:value="0.0866204162537">
                <text:p>0.0866204162537</text:p>
                <draw:g>
                  <svg:desc>Sheet1.D9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325400406046">
                <text:p>0.325400406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445380865684">
                <text:p>0.445380865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366435930609">
                <text:p>0.366435930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733737939716">
                <text:p>0.73373793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0.799002886177">
                <text:p>0.79900288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810551886483">
                <text:p>0.810551886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0BCC5D00.svm" xlink:type="simple" xlink:actuate="onLoad"/>
      </style:chart-properties>
    </style:style>
    <style:style style:name="ch4" style:family="chart" style:data-style-name="N0">
      <style:chart-properties chart:display-label="true" chart:logarithmic="true" chart:minimum="2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scatter" chart:style-name="ch1">
        <chart:title svg:x="7.934cm" svg:y="0.39cm" chart:style-name="ch2">
          <text:p>Serial Execution Time</text:p>
        </chart:title>
        <chart:plot-area chart:style-name="ch3" table:cell-range-address="Sheet1.A2:Sheet1.A8 Sheet1.C2:Sheet1.C8" svg:x="1.417cm" svg:y="1.957cm" svg:width="18.092cm" svg:height="9.509cm">
          <chartooo:coordinate-region svg:x="2.594cm" svg:y="2.156cm" svg:width="16.543cm" svg:height="8.663cm"/>
          <chart:axis chart:dimension="x" chart:name="primary-x" chart:style-name="ch4">
            <chart:title svg:x="9.44cm" svg:y="11.72cm" chart:style-name="ch5">
              <text:p>array size (N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8.171cm" chart:style-name="ch8">
              <text:p>execution time (ms)</text:p>
            </chart:title>
            <chart:grid chart:style-name="ch6" chart:class="major"/>
          </chart:axis>
          <chart:series chart:style-name="ch9" chart:values-cell-range-address="Sheet1.C2:Sheet1.C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8</svg:desc>
                </draw:g>
              </table:table-cell>
              <table:table-cell office:value-type="float" office:value="0.0437">
                <text:p>0.043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5167">
                <text:p>1.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7.7606">
                <text:p>7.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50.4877003">
                <text:p>50.4877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363.8639954">
                <text:p>363.8639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851.813086">
                <text:p>2851.813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D0C020AA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>
        <chart:symbol-image xlink:href="Pictures/2000000D000000DF000000DF9891131A.svm" xlink:type="simple" xlink:actuate="onLoad"/>
      </style:chart-properties>
      <style:graphic-properties svg:stroke-width="0.025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scatter" chart:style-name="ch1">
        <chart:title svg:x="8.41cm" svg:y="0.39cm" chart:style-name="ch2">
          <text:p>Parallel Speedup</text:p>
        </chart:title>
        <chart:legend chart:legend-position="end" svg:x="18.236cm" svg:y="5.055cm" style:legend-expansion="high" chart:style-name="ch3"/>
        <chart:plot-area chart:style-name="ch4" table:cell-range-address="Sheet2.B47:Sheet2.B54 Sheet2.A47:Sheet2.A47 Sheet2.D15:Sheet2.D54 Sheet2.A39:Sheet2.A39 Sheet2.A31:Sheet2.A31 Sheet2.A23:Sheet2.A23 Sheet2.A15:Sheet2.A15" chart:data-source-has-labels="row" svg:x="1.417cm" svg:y="1.957cm" svg:width="16.007cm" svg:height="9.509cm">
          <chartooo:coordinate-region svg:x="2.329cm" svg:y="2.156cm" svg:width="14.815cm" svg:height="8.663cm"/>
          <chart:axis chart:dimension="x" chart:name="primary-x" chart:style-name="ch5">
            <chart:title svg:x="8.106cm" svg:y="11.72cm" chart:style-name="ch6">
              <text:p>Thread Count (C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451cm" svg:y="7.43cm" chart:style-name="ch8">
              <text:p>Speedup</text:p>
            </chart:title>
            <chart:grid chart:style-name="ch7" chart:class="major"/>
            <chart:grid chart:style-name="ch7" chart:class="minor"/>
          </chart:axis>
          <chart:series chart:style-name="ch9" chart:values-cell-range-address="Sheet2.D47:Sheet2.D54" chart:label-cell-address="Sheet2.A47:Sheet2.A47" chart:class="chart:scatter">
            <chart:domain table:cell-range-address="Sheet2.B47:Sheet2.B54"/>
            <chart:data-point chart:repeated="8"/>
          </chart:series>
          <chart:series chart:style-name="ch10" chart:values-cell-range-address="Sheet2.D39:Sheet2.D46" chart:label-cell-address="Sheet2.A39:Sheet2.A39" chart:class="chart:scatter">
            <chart:domain table:cell-range-address="Sheet2.B39:Sheet2.B46"/>
            <chart:data-point chart:repeated="8"/>
          </chart:series>
          <chart:series chart:style-name="ch11" chart:values-cell-range-address="Sheet2.D31:Sheet2.D38" chart:label-cell-address="Sheet2.A31:Sheet2.A31" chart:class="chart:scatter">
            <chart:domain table:cell-range-address="Sheet2.B31:Sheet2.B38"/>
            <chart:data-point chart:repeated="8"/>
          </chart:series>
          <chart:series chart:style-name="ch12" chart:values-cell-range-address="Sheet2.D23:Sheet2.D30" chart:label-cell-address="Sheet2.A23:Sheet2.A23" chart:class="chart:scatter">
            <chart:domain table:cell-range-address="Sheet2.B23:Sheet2.B30"/>
            <chart:data-point chart:repeated="8"/>
          </chart:series>
          <chart:series chart:style-name="ch13" chart:values-cell-range-address="Sheet2.D15:Sheet2.D22" chart:label-cell-address="Sheet2.A15:Sheet2.A15" chart:class="chart:scatter">
            <chart:domain table:cell-range-address="Sheet2.B15:Sheet2.B2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heet2.A47:Sheet2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heet2.A39:Sheet2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heet2.A31:Sheet2.A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28</text:p>
                <draw:g>
                  <svg:desc>Sheet2.A23:Sheet2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heet2.A15:Sheet2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47:Sheet2.B54</svg:desc>
                </draw:g>
              </table:table-cell>
              <table:table-cell office:value-type="float" office:value="1">
                <text:p>1</text:p>
                <draw:g>
                  <svg:desc>Sheet2.D47:Sheet2.D54</svg:desc>
                </draw:g>
              </table:table-cell>
              <table:table-cell office:value-type="float" office:value="0">
                <text:p>0</text:p>
                <draw:g>
                  <svg:desc>Sheet2.B39:Sheet2.B46</svg:desc>
                </draw:g>
              </table:table-cell>
              <table:table-cell office:value-type="float" office:value="1">
                <text:p>1</text:p>
                <draw:g>
                  <svg:desc>Sheet2.D39:Sheet2.D46</svg:desc>
                </draw:g>
              </table:table-cell>
              <table:table-cell office:value-type="float" office:value="0">
                <text:p>0</text:p>
                <draw:g>
                  <svg:desc>Sheet2.B31:Sheet2.B38</svg:desc>
                </draw:g>
              </table:table-cell>
              <table:table-cell office:value-type="float" office:value="1">
                <text:p>1</text:p>
                <draw:g>
                  <svg:desc>Sheet2.D31:Sheet2.D38</svg:desc>
                </draw:g>
              </table:table-cell>
              <table:table-cell office:value-type="float" office:value="0">
                <text:p>0</text:p>
                <draw:g>
                  <svg:desc>Sheet2.B23:Sheet2.B30</svg:desc>
                </draw:g>
              </table:table-cell>
              <table:table-cell office:value-type="float" office:value="1">
                <text:p>1</text:p>
                <draw:g>
                  <svg:desc>Sheet2.D23:Sheet2.D30</svg:desc>
                </draw:g>
              </table:table-cell>
              <table:table-cell office:value-type="float" office:value="0">
                <text:p>0</text:p>
                <draw:g>
                  <svg:desc>Sheet2.B15:Sheet2.B22</svg:desc>
                </draw:g>
              </table:table-cell>
              <table:table-cell office:value-type="float" office:value="1">
                <text:p>1</text:p>
                <draw:g>
                  <svg:desc>Sheet2.D15:Sheet2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0551886483">
                <text:p>0.810551886483</text:p>
              </table:table-cell>
              <table:table-cell office:value-type="float" office:value="1">
                <text:p>1</text:p>
              </table:table-cell>
              <table:table-cell office:value-type="float" office:value="0.799002886177">
                <text:p>0.799002886177</text:p>
              </table:table-cell>
              <table:table-cell office:value-type="float" office:value="1">
                <text:p>1</text:p>
              </table:table-cell>
              <table:table-cell office:value-type="float" office:value="0.733737939716">
                <text:p>0.733737939716</text:p>
              </table:table-cell>
              <table:table-cell office:value-type="float" office:value="1">
                <text:p>1</text:p>
              </table:table-cell>
              <table:table-cell office:value-type="float" office:value="0.366435930609">
                <text:p>0.366435930609</text:p>
              </table:table-cell>
              <table:table-cell office:value-type="float" office:value="1">
                <text:p>1</text:p>
              </table:table-cell>
              <table:table-cell office:value-type="float" office:value="0.445380865684">
                <text:p>0.445380865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8584565967">
                <text:p>1.58584565967</text:p>
              </table:table-cell>
              <table:table-cell office:value-type="float" office:value="2">
                <text:p>2</text:p>
              </table:table-cell>
              <table:table-cell office:value-type="float" office:value="1.44062161501">
                <text:p>1.44062161501</text:p>
              </table:table-cell>
              <table:table-cell office:value-type="float" office:value="2">
                <text:p>2</text:p>
              </table:table-cell>
              <table:table-cell office:value-type="float" office:value="1.03465610924">
                <text:p>1.03465610924</text:p>
              </table:table-cell>
              <table:table-cell office:value-type="float" office:value="2">
                <text:p>2</text:p>
              </table:table-cell>
              <table:table-cell office:value-type="float" office:value="0.618551935216">
                <text:p>0.618551935216</text:p>
              </table:table-cell>
              <table:table-cell office:value-type="float" office:value="2">
                <text:p>2</text:p>
              </table:table-cell>
              <table:table-cell office:value-type="float" office:value="0.532642669008">
                <text:p>0.532642669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9670152808">
                <text:p>2.89670152808</text:p>
              </table:table-cell>
              <table:table-cell office:value-type="float" office:value="4">
                <text:p>4</text:p>
              </table:table-cell>
              <table:table-cell office:value-type="float" office:value="2.27381030094">
                <text:p>2.27381030094</text:p>
              </table:table-cell>
              <table:table-cell office:value-type="float" office:value="4">
                <text:p>4</text:p>
              </table:table-cell>
              <table:table-cell office:value-type="float" office:value="1.12820667691">
                <text:p>1.12820667691</text:p>
              </table:table-cell>
              <table:table-cell office:value-type="float" office:value="4">
                <text:p>4</text:p>
              </table:table-cell>
              <table:table-cell office:value-type="float" office:value="0.966812009468">
                <text:p>0.966812009468</text:p>
              </table:table-cell>
              <table:table-cell office:value-type="float" office:value="4">
                <text:p>4</text:p>
              </table:table-cell>
              <table:table-cell office:value-type="float" office:value="0.573291502873">
                <text:p>0.573291502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99901265815">
                <text:p>3.99901265815</text:p>
              </table:table-cell>
              <table:table-cell office:value-type="float" office:value="8">
                <text:p>8</text:p>
              </table:table-cell>
              <table:table-cell office:value-type="float" office:value="2.16071896436">
                <text:p>2.16071896436</text:p>
              </table:table-cell>
              <table:table-cell office:value-type="float" office:value="8">
                <text:p>8</text:p>
              </table:table-cell>
              <table:table-cell office:value-type="float" office:value="1.52532658529">
                <text:p>1.52532658529</text:p>
              </table:table-cell>
              <table:table-cell office:value-type="float" office:value="8">
                <text:p>8</text:p>
              </table:table-cell>
              <table:table-cell office:value-type="float" office:value="1.01690340165">
                <text:p>1.01690340165</text:p>
              </table:table-cell>
              <table:table-cell office:value-type="float" office:value="8">
                <text:p>8</text:p>
              </table:table-cell>
              <table:table-cell office:value-type="float" office:value="0.34638925684">
                <text:p>0.3463892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79654193741">
                <text:p>3.79654193741</text:p>
              </table:table-cell>
              <table:table-cell office:value-type="float" office:value="16">
                <text:p>16</text:p>
              </table:table-cell>
              <table:table-cell office:value-type="float" office:value="1.81202838384">
                <text:p>1.81202838384</text:p>
              </table:table-cell>
              <table:table-cell office:value-type="float" office:value="16">
                <text:p>16</text:p>
              </table:table-cell>
              <table:table-cell office:value-type="float" office:value="0.854835575673">
                <text:p>0.854835575673</text:p>
              </table:table-cell>
              <table:table-cell office:value-type="float" office:value="16">
                <text:p>16</text:p>
              </table:table-cell>
              <table:table-cell office:value-type="float" office:value="0.320691251095">
                <text:p>0.320691251095</text:p>
              </table:table-cell>
              <table:table-cell office:value-type="float" office:value="16">
                <text:p>16</text:p>
              </table:table-cell>
              <table:table-cell office:value-type="float" office:value="0.111909628198">
                <text:p>0.11190962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2.10643582858">
                <text:p>2.10643582858</text:p>
              </table:table-cell>
              <table:table-cell office:value-type="float" office:value="32">
                <text:p>32</text:p>
              </table:table-cell>
              <table:table-cell office:value-type="float" office:value="1.13245457133">
                <text:p>1.13245457133</text:p>
              </table:table-cell>
              <table:table-cell office:value-type="float" office:value="32">
                <text:p>32</text:p>
              </table:table-cell>
              <table:table-cell office:value-type="float" office:value="0.404780136236">
                <text:p>0.404780136236</text:p>
              </table:table-cell>
              <table:table-cell office:value-type="float" office:value="32">
                <text:p>32</text:p>
              </table:table-cell>
              <table:table-cell office:value-type="float" office:value="0.13959294635">
                <text:p>0.13959294635</text:p>
              </table:table-cell>
              <table:table-cell office:value-type="float" office:value="32">
                <text:p>32</text:p>
              </table:table-cell>
              <table:table-cell office:value-type="float" office:value="0.0550600264103">
                <text:p>0.0550600264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.66105107258">
                <text:p>1.66105107258</text:p>
              </table:table-cell>
              <table:table-cell office:value-type="float" office:value="64">
                <text:p>64</text:p>
              </table:table-cell>
              <table:table-cell office:value-type="float" office:value="0.649350469635">
                <text:p>0.649350469635</text:p>
              </table:table-cell>
              <table:table-cell office:value-type="float" office:value="64">
                <text:p>64</text:p>
              </table:table-cell>
              <table:table-cell office:value-type="float" office:value="0.21917031349">
                <text:p>0.21917031349</text:p>
              </table:table-cell>
              <table:table-cell office:value-type="float" office:value="64">
                <text:p>64</text:p>
              </table:table-cell>
              <table:table-cell office:value-type="float" office:value="0.0692721458454">
                <text:p>0.0692721458454</text:p>
              </table:table-cell>
              <table:table-cell office:value-type="float" office:value="64">
                <text:p>64</text:p>
              </table:table-cell>
              <table:table-cell office:value-type="float" office:value="0.0267708998811">
                <text:p>0.0267708998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